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s" fo:country="EC"/>
    </style:style>
    <style:style style:name="P4" style:parent-style-name="Standard" style:family="paragraph">
      <style:text-properties fo:language="es" fo:country="EC"/>
    </style:style>
    <style:style style:name="P5" style:parent-style-name="Standard" style:family="paragraph">
      <style:text-properties fo:language="es" fo:country="EC"/>
    </style:style>
    <style:style style:name="P6" style:parent-style-name="Standard" style:family="paragraph">
      <style:text-properties fo:language="es" fo:country="EC"/>
    </style:style>
    <style:style style:name="P7" style:parent-style-name="Standard" style:family="paragraph">
      <style:text-properties fo:language="es" fo:country="EC"/>
    </style:style>
    <style:style style:name="P8" style:parent-style-name="Standard" style:family="paragraph">
      <style:text-properties fo:language="es" fo:country="EC"/>
    </style:style>
    <style:style style:name="P9" style:parent-style-name="Standard" style:family="paragraph">
      <style:text-properties fo:language="es" fo:country="EC"/>
    </style:style>
    <style:style style:name="P10" style:parent-style-name="Standard" style:family="paragraph">
      <style:text-properties fo:language="es" fo:country="EC"/>
    </style:style>
    <style:style style:name="P11" style:parent-style-name="Standard" style:family="paragraph">
      <style:text-properties fo:language="es" fo:country="EC"/>
    </style:style>
    <style:style style:name="P12" style:parent-style-name="Standard" style:family="paragraph">
      <style:text-properties fo:language="es" fo:country="EC"/>
    </style:style>
    <style:style style:name="P13" style:parent-style-name="Standard" style:family="paragraph">
      <style:text-properties fo:language="es" fo:country="EC"/>
    </style:style>
    <style:style style:name="P14" style:parent-style-name="Standard" style:family="paragraph">
      <style:text-properties fo:language="es" fo:country="EC"/>
    </style:style>
    <style:style style:name="P15" style:parent-style-name="Standard" style:family="paragraph">
      <style:text-properties fo:language="es" fo:country="EC"/>
    </style:style>
    <style:style style:name="P16" style:parent-style-name="Standard" style:family="paragraph">
      <style:text-properties fo:language="es" fo:country="EC"/>
    </style:style>
    <style:style style:name="P17" style:parent-style-name="Standard" style:family="paragraph">
      <style:text-properties fo:language="es" fo:country="EC"/>
    </style:style>
    <style:style style:name="P18" style:parent-style-name="Standard" style:family="paragraph">
      <style:text-properties fo:language="es" fo:country="EC"/>
    </style:style>
    <style:style style:name="P19" style:parent-style-name="Standard" style:family="paragraph">
      <style:text-properties fo:language="es" fo:country="EC"/>
    </style:style>
    <style:style style:name="P20" style:parent-style-name="Standard" style:family="paragraph">
      <style:text-properties fo:language="es" fo:country="EC"/>
    </style:style>
    <style:style style:name="P21" style:parent-style-name="Standard" style:family="paragraph">
      <style:text-properties fo:font-size="16pt" style:font-size-asian="16pt" style:font-size-complex="16pt" fo:language="es" fo:country="EC"/>
    </style:style>
    <style:style style:name="P22" style:parent-style-name="Normal" style:family="paragraph">
      <style:paragraph-properties fo:text-align="end"/>
    </style:style>
    <style:style style:name="T23" style:parent-style-name="Fuentedepárrafopredeter." style:family="text">
      <style:text-properties style:font-name="Lucida Sans" fo:font-weight="bold" style:font-weight-asian="bold" fo:color="#1F3864" fo:font-size="20pt" style:font-size-asian="20pt" style:font-size-complex="20pt" fo:language="es" fo:country="MX"/>
    </style:style>
    <style:style style:name="P24" style:parent-style-name="Standard" style:family="paragraph">
      <style:paragraph-properties fo:text-align="end"/>
    </style:style>
    <style:style style:name="T25" style:parent-style-name="Fuentedepárrafopredeter." style:family="text">
      <style:text-properties fo:font-size="16pt" style:font-size-asian="16pt" style:font-size-complex="16pt" fo:language="es" fo:country="EC"/>
    </style:style>
    <style:style style:name="P26" style:parent-style-name="Standard" style:family="paragraph">
      <style:paragraph-properties fo:text-align="end"/>
      <style:text-properties fo:font-size="16pt" style:font-size-asian="16pt" style:font-size-complex="16pt" fo:language="es" fo:country="EC"/>
    </style:style>
    <style:style style:name="P27" style:parent-style-name="Standard" style:family="paragraph">
      <style:text-properties fo:font-size="16pt" style:font-size-asian="16pt" style:font-size-complex="16pt" fo:language="es" fo:country="EC"/>
    </style:style>
    <style:style style:name="P28" style:parent-style-name="Standard" style:family="paragraph">
      <style:text-properties fo:font-size="16pt" style:font-size-asian="16pt" style:font-size-complex="16pt" fo:language="es" fo:country="EC"/>
    </style:style>
    <style:style style:name="P29" style:parent-style-name="Standard" style:family="paragraph">
      <style:text-properties fo:language="es" fo:country="EC"/>
    </style:style>
    <style:style style:name="P30" style:parent-style-name="Standard" style:family="paragraph">
      <style:text-properties fo:language="es" fo:country="EC"/>
    </style:style>
    <style:style style:name="P31" style:parent-style-name="Standard" style:family="paragraph">
      <style:text-properties fo:language="es" fo:country="EC"/>
    </style:style>
    <style:style style:name="P32" style:parent-style-name="Standard" style:family="paragraph">
      <style:text-properties fo:language="es" fo:country="EC"/>
    </style:style>
    <style:style style:name="P33" style:parent-style-name="Standard" style:family="paragraph">
      <style:text-properties fo:language="es" fo:country="EC"/>
    </style:style>
    <style:style style:name="P34" style:parent-style-name="Standard" style:family="paragraph">
      <style:text-properties fo:language="es" fo:country="EC"/>
    </style:style>
    <style:style style:name="P35" style:parent-style-name="Standard" style:family="paragraph">
      <style:text-properties fo:language="es" fo:country="EC"/>
    </style:style>
    <style:style style:name="P36" style:parent-style-name="Standard" style:family="paragraph">
      <style:text-properties fo:language="es" fo:country="EC"/>
    </style:style>
    <style:style style:name="P37" style:parent-style-name="Standard" style:family="paragraph">
      <style:text-properties fo:language="es" fo:country="EC"/>
    </style:style>
    <style:style style:name="P38" style:parent-style-name="Standard" style:family="paragraph">
      <style:text-properties fo:language="es" fo:country="EC"/>
    </style:style>
    <style:style style:name="P39" style:parent-style-name="Standard" style:family="paragraph">
      <style:text-properties fo:language="es" fo:country="EC"/>
    </style:style>
    <style:style style:name="P40" style:parent-style-name="Standard" style:family="paragraph">
      <style:text-properties fo:language="es" fo:country="EC"/>
    </style:style>
    <style:style style:name="P41" style:parent-style-name="Standard" style:family="paragraph">
      <style:text-properties fo:language="es" fo:country="EC"/>
    </style:style>
    <style:style style:name="P42" style:parent-style-name="Standard" style:family="paragraph">
      <style:text-properties fo:language="es" fo:country="EC"/>
    </style:style>
    <style:style style:name="P43" style:parent-style-name="Standard" style:family="paragraph">
      <style:text-properties fo:language="es" fo:country="EC"/>
    </style:style>
    <style:style style:name="P44" style:parent-style-name="Standard" style:family="paragraph">
      <style:text-properties fo:language="es" fo:country="EC"/>
    </style:style>
    <style:style style:name="P45" style:parent-style-name="Standard" style:family="paragraph">
      <style:text-properties fo:font-size="16pt" style:font-size-asian="16pt" style:font-size-complex="16pt" fo:language="es" fo:country="EC"/>
    </style:style>
    <style:style style:name="P46" style:parent-style-name="Standard" style:master-page-name="MP1" style:family="paragraph">
      <style:paragraph-properties fo:break-before="page"/>
      <style:text-properties fo:language="es" fo:country="EC"/>
    </style:style>
    <style:style style:name="P58" style:parent-style-name="Heading" style:family="paragraph">
      <style:text-properties style:font-name="Times New Roman" style:font-name-complex="Times New Roman" fo:font-size="14pt" style:font-size-asian="14pt" style:font-size-complex="14pt" fo:language="es" fo:country="EC"/>
    </style:style>
    <style:style style:name="P59" style:parent-style-name="Standard" style:family="paragraph">
      <style:text-properties fo:font-size="14pt" style:font-size-asian="14pt" style:font-size-complex="14pt" fo:language="es" fo:country="EC"/>
    </style:style>
    <style:style style:name="TableColumn61" style:family="table-column">
      <style:table-column-properties style:column-width="1.6in" style:use-optimal-column-width="false"/>
    </style:style>
    <style:style style:name="TableColumn62" style:family="table-column">
      <style:table-column-properties style:column-width="0.8in" style:use-optimal-column-width="false"/>
    </style:style>
    <style:style style:name="TableColumn63" style:family="table-column">
      <style:table-column-properties style:column-width="2.6in" style:use-optimal-column-width="false"/>
    </style:style>
    <style:style style:name="TableColumn64" style:family="table-column">
      <style:table-column-properties style:column-width="1.6104in" style:use-optimal-column-width="false"/>
    </style:style>
    <style:style style:name="Table60" style:family="table">
      <style:table-properties style:width="6.6104in" fo:margin-left="-0.0798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7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6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9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7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1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72" style:family="table-cell">
      <style:table-cell-properties fo:border="0.0104in solid #000000" style:writing-mode="lr-tb" fo:padding-top="0in" fo:padding-left="0.075in" fo:padding-bottom="0in" fo:padding-right="0.075in"/>
    </style:style>
    <style:style style:name="P73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6" style:parent-style-name="Tabletext" style:family="paragraph">
      <style:paragraph-properties style:snap-to-layout-grid="false" fo:text-align="justify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7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8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7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0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81" style:family="table-cell">
      <style:table-cell-properties fo:border="0.0104in solid #000000" style:writing-mode="lr-tb" fo:padding-top="0in" fo:padding-left="0.075in" fo:padding-bottom="0in" fo:padding-right="0.075in"/>
    </style:style>
    <style:style style:name="P82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5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Cell8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7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8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9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90" style:family="table-cell">
      <style:table-cell-properties fo:border="0.0104in solid #000000" style:writing-mode="lr-tb" fo:padding-top="0in" fo:padding-left="0.075in" fo:padding-bottom="0in" fo:padding-right="0.075in"/>
    </style:style>
    <style:style style:name="P91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P92" style:parent-style-name="Standard" style:master-page-name="MP2" style:family="paragraph">
      <style:paragraph-properties fo:break-before="page" fo:margin-left="0.25in">
        <style:tab-stops/>
      </style:paragraph-properties>
      <style:text-properties fo:font-weight="bold" style:font-weight-asian="bold" fo:language="en" fo:country="GB"/>
    </style:style>
    <style:style style:name="P104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106" style:family="table-column">
      <style:table-column-properties style:column-width="1.0486in" style:use-optimal-column-width="false"/>
    </style:style>
    <style:style style:name="TableColumn107" style:family="table-column">
      <style:table-column-properties style:column-width="2.4986in" style:use-optimal-column-width="false"/>
    </style:style>
    <style:style style:name="TableColumn108" style:family="table-column">
      <style:table-column-properties style:column-width="0.9201in" style:use-optimal-column-width="false"/>
    </style:style>
    <style:style style:name="TableColumn109" style:family="table-column">
      <style:table-column-properties style:column-width="1.5951in" style:use-optimal-column-width="false"/>
    </style:style>
    <style:style style:name="Table105" style:family="table">
      <style:table-properties style:width="6.0625in" fo:margin-left="-0.0784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2" style:parent-style-name="Standard" style:family="paragraph">
      <style:text-properties fo:font-weight="bold" style:font-weight-asian="bold" fo:language="en" fo:country="GB"/>
    </style:style>
    <style:style style:name="TableCell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1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6" style:parent-style-name="Standard" style:family="paragraph">
      <style:text-properties fo:font-weight="bold" style:font-weight-asian="bold" fo:language="en" fo:country="GB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21" style:parent-style-name="Standard" style:family="paragraph">
      <style:text-properties fo:font-weight="bold" style:font-weight-asian="bold" fo:language="en" fo:country="GB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" style:parent-style-name="Standard" style:family="paragraph">
      <style:paragraph-properties style:snap-to-layout-grid="false"/>
      <style:text-properties fo:language="en" fo:country="GB"/>
    </style:style>
    <style:style style:name="P127" style:parent-style-name="Standard" style:family="paragraph">
      <style:text-properties fo:language="en" fo:country="GB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list-style-name="LFO2" style:family="paragraph">
      <style:paragraph-properties style:snap-to-layout-grid="false"/>
      <style:text-properties fo:language="es" fo:country="MX"/>
    </style:style>
    <style:style style:name="P130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31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TableColumn133" style:family="table-column">
      <style:table-column-properties style:column-width="1.0486in" style:use-optimal-column-width="false"/>
    </style:style>
    <style:style style:name="TableColumn134" style:family="table-column">
      <style:table-column-properties style:column-width="2.4986in" style:use-optimal-column-width="false"/>
    </style:style>
    <style:style style:name="TableColumn135" style:family="table-column">
      <style:table-column-properties style:column-width="0.9201in" style:use-optimal-column-width="false"/>
    </style:style>
    <style:style style:name="TableColumn136" style:family="table-column">
      <style:table-column-properties style:column-width="1.5951in" style:use-optimal-column-width="false"/>
    </style:style>
    <style:style style:name="Table132" style:family="table">
      <style:table-properties style:width="6.0625in" fo:margin-left="-0.0784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39" style:parent-style-name="Standard" style:family="paragraph">
      <style:text-properties fo:font-weight="bold" style:font-weight-asian="bold" fo:language="en" fo:country="GB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4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43" style:parent-style-name="Standard" style:family="paragraph">
      <style:text-properties fo:font-weight="bold" style:font-weight-asian="bold" fo:language="en" fo:country="GB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48" style:parent-style-name="Standard" style:family="paragraph">
      <style:text-properties fo:font-weight="bold" style:font-weight-asian="bold" fo:language="en" fo:country="GB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style:snap-to-layout-grid="false"/>
      <style:text-properties fo:font-weight="bold" style:font-weight-asian="bold" style:font-weight-complex="bold" fo:language="es" fo:country="MX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3" style:parent-style-name="Standard" style:family="paragraph">
      <style:paragraph-properties style:snap-to-layout-grid="false"/>
      <style:text-properties fo:language="en" fo:country="GB"/>
    </style:style>
    <style:style style:name="P154" style:parent-style-name="Standard" style:family="paragraph">
      <style:text-properties fo:language="en" fo:country="GB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list-style-name="LFO3" style:family="paragraph">
      <style:paragraph-properties style:snap-to-layout-grid="false"/>
      <style:text-properties fo:language="es" fo:country="MX"/>
    </style:style>
    <style:style style:name="P157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58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59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160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162" style:family="table-column">
      <style:table-column-properties style:column-width="1.0486in" style:use-optimal-column-width="false"/>
    </style:style>
    <style:style style:name="TableColumn163" style:family="table-column">
      <style:table-column-properties style:column-width="2.4986in" style:use-optimal-column-width="false"/>
    </style:style>
    <style:style style:name="TableColumn164" style:family="table-column">
      <style:table-column-properties style:column-width="0.9201in" style:use-optimal-column-width="false"/>
    </style:style>
    <style:style style:name="TableColumn165" style:family="table-column">
      <style:table-column-properties style:column-width="1.5951in" style:use-optimal-column-width="false"/>
    </style:style>
    <style:style style:name="Table161" style:family="table">
      <style:table-properties style:width="6.0625in" fo:margin-left="-0.0784in" table:align="lef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68" style:parent-style-name="Standard" style:family="paragraph">
      <style:text-properties fo:font-weight="bold" style:font-weight-asian="bold" fo:language="en" fo:country="GB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71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72" style:parent-style-name="Standard" style:family="paragraph">
      <style:text-properties fo:font-weight="bold" style:font-weight-asian="bold" fo:language="en" fo:country="GB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77" style:parent-style-name="Standard" style:family="paragraph">
      <style:text-properties fo:font-weight="bold" style:font-weight-asian="bold" fo:language="en" fo:country="GB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80" style:family="table-row">
      <style:table-row-properties style:min-row-height="0.0951in" style:use-optimal-row-height="false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text-properties fo:font-weight="bold" style:font-weight-asian="bold" fo:language="en" fo:country="GB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85" style:family="table-row">
      <style:table-row-properties style:min-row-height="0.2201in"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style:snap-to-layout-grid="false"/>
      <style:text-properties fo:language="en" fo:country="GB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widows="2" fo:orphans="2" style:vertical-align="auto" fo:margin-bottom="0.0416in" fo:background-color="#FFFFFF"/>
      <style:text-properties style:font-name="Times New Roman" style:font-name-asian="Times New Roman" style:font-name-complex="Times New Roman" fo:color="#222222" style:letter-kerning="false" fo:language="es" fo:country="MX" style:language-asian="es" style:country-asian="MX" style:language-complex="ar" style:country-complex="SA" fo:hyphenate="true"/>
    </style:style>
    <style:style style:name="P190" style:parent-style-name="Standard" style:family="paragraph">
      <style:paragraph-properties style:snap-to-layout-grid="false"/>
    </style:style>
    <style:style style:name="T191" style:parent-style-name="Fuentedepárrafopredeter." style:family="text">
      <style:text-properties fo:language="es" fo:country="MX"/>
    </style:style>
    <style:style style:name="T192" style:parent-style-name="Fuentedepárrafopredeter." style:family="text">
      <style:text-properties fo:language="es" fo:country="MX"/>
    </style:style>
    <style:style style:name="T193" style:parent-style-name="Fuentedepárrafopredeter." style:family="text">
      <style:text-properties fo:language="es" fo:country="MX"/>
    </style:style>
    <style:style style:name="T194" style:parent-style-name="Fuentedepárrafopredeter." style:family="text">
      <style:text-properties fo:language="es" fo:country="MX"/>
    </style:style>
    <style:style style:name="P195" style:parent-style-name="Standard" style:family="paragraph">
      <style:paragraph-properties style:snap-to-layout-grid="false"/>
      <style:text-properties fo:language="es" fo:country="MX"/>
    </style:style>
    <style:style style:name="TableColumn197" style:family="table-column">
      <style:table-column-properties style:column-width="1.0625in" style:use-optimal-column-width="false"/>
    </style:style>
    <style:style style:name="TableColumn198" style:family="table-column">
      <style:table-column-properties style:column-width="1.4375in" style:use-optimal-column-width="false"/>
    </style:style>
    <style:style style:name="TableColumn199" style:family="table-column">
      <style:table-column-properties style:column-width="2.3638in" style:use-optimal-column-width="false"/>
    </style:style>
    <style:style style:name="Table196" style:family="table">
      <style:table-properties style:width="4.8638in" fo:margin-left="0in" table:align="lef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weight="bold" style:font-weight-asian="bold" style:font-weight-complex="bold"/>
    </style:style>
    <style:style style:name="TableCell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weight="bold" style:font-weight-asian="bold" style:font-weight-complex="bold"/>
    </style:style>
    <style:style style:name="TableCell2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weight="bold" style:font-weight-asian="bold" style:font-weight-complex="bold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Standard" style:family="paragraph">
      <style:paragraph-properties style:snap-to-layout-grid="false"/>
      <style:text-properties fo:language="es" fo:country="MX"/>
    </style:style>
    <style:style style:name="TableRow216" style:family="table-row">
      <style:table-row-properties style:min-row-height="0.2201in" style:use-optimal-row-height="false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text-properties fo:font-weight="bold" style:font-weight-asian="bold" fo:language="en" fo:country="GB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style:snap-to-layout-grid="false"/>
      <style:text-properties fo:font-weight="bold" style:font-weight-asian="bold" fo:language="es" fo:country="MX"/>
    </style:style>
    <style:style style:name="P221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s" fo:country="MX"/>
    </style:style>
    <style:style style:name="TableColumn223" style:family="table-column">
      <style:table-column-properties style:column-width="1.0486in" style:use-optimal-column-width="false"/>
    </style:style>
    <style:style style:name="TableColumn224" style:family="table-column">
      <style:table-column-properties style:column-width="2.4986in" style:use-optimal-column-width="false"/>
    </style:style>
    <style:style style:name="TableColumn225" style:family="table-column">
      <style:table-column-properties style:column-width="0.9201in" style:use-optimal-column-width="false"/>
    </style:style>
    <style:style style:name="TableColumn226" style:family="table-column">
      <style:table-column-properties style:column-width="1.5951in" style:use-optimal-column-width="false"/>
    </style:style>
    <style:style style:name="Table222" style:family="table">
      <style:table-properties style:width="6.0625in" fo:margin-left="-0.0784in" table:align="lef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29" style:parent-style-name="Standard" style:family="paragraph">
      <style:text-properties fo:font-weight="bold" style:font-weight-asian="bold" fo:language="en" fo:country="GB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1" style:parent-style-name="Standard" style:family="paragraph">
      <style:paragraph-properties style:snap-to-layout-grid="false"/>
    </style:style>
    <style:style style:name="T232" style:parent-style-name="Fuentedepárrafopredeter." style:family="text">
      <style:text-properties fo:font-weight="bold" style:font-weight-asian="bold" fo:language="en" fo:country="GB"/>
    </style:style>
    <style:style style:name="T233" style:parent-style-name="Fuentedepárrafopredeter." style:family="text">
      <style:text-properties fo:font-weight="bold" style:font-weight-asian="bold" fo:language="en" fo:country="GB"/>
    </style:style>
    <style:style style:name="T234" style:parent-style-name="Fuentedepárrafopredeter." style:family="text">
      <style:text-properties fo:font-weight="bold" style:font-weight-asian="bold" fo:language="en" fo:country="GB"/>
    </style:style>
    <style:style style:name="TableCell23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36" style:parent-style-name="Standard" style:family="paragraph">
      <style:text-properties fo:font-weight="bold" style:font-weight-asian="bold" fo:language="en" fo:country="GB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41" style:parent-style-name="Standard" style:family="paragraph">
      <style:text-properties fo:font-weight="bold" style:font-weight-asian="bold" fo:language="en" fo:country="GB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44" style:family="table-row">
      <style:table-row-properties style:min-row-height="0.0951in" style:use-optimal-row-height="false"/>
    </style:style>
    <style:style style:name="TableCell2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6" style:parent-style-name="Standard" style:family="paragraph">
      <style:text-properties fo:font-weight="bold" style:font-weight-asian="bold" fo:language="en" fo:country="GB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49" style:family="table-row">
      <style:table-row-properties style:min-row-height="0.2201in" style:use-optimal-row-height="false"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" style:parent-style-name="Standard" style:family="paragraph">
      <style:paragraph-properties style:snap-to-layout-grid="false"/>
      <style:text-properties fo:language="en" fo:country="GB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style:snap-to-layout-grid="false"/>
    </style:style>
    <style:style style:name="T254" style:parent-style-name="Fuentedepárrafopredeter." style:family="text">
      <style:text-properties fo:language="es" fo:country="MX"/>
    </style:style>
    <style:style style:name="P255" style:parent-style-name="Standard" style:family="paragraph">
      <style:paragraph-properties style:snap-to-layout-grid="false"/>
      <style:text-properties fo:language="es" fo:country="MX"/>
    </style:style>
    <style:style style:name="P256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s" fo:country="MX"/>
    </style:style>
    <style:style style:name="TableColumn258" style:family="table-column">
      <style:table-column-properties style:column-width="1.0486in" style:use-optimal-column-width="false"/>
    </style:style>
    <style:style style:name="TableColumn259" style:family="table-column">
      <style:table-column-properties style:column-width="2.4986in" style:use-optimal-column-width="false"/>
    </style:style>
    <style:style style:name="TableColumn260" style:family="table-column">
      <style:table-column-properties style:column-width="0.9201in" style:use-optimal-column-width="false"/>
    </style:style>
    <style:style style:name="TableColumn261" style:family="table-column">
      <style:table-column-properties style:column-width="1.5951in" style:use-optimal-column-width="false"/>
    </style:style>
    <style:style style:name="Table257" style:family="table">
      <style:table-properties style:width="6.0625in" fo:margin-left="-0.0784in" table:align="lef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64" style:parent-style-name="Standard" style:family="paragraph">
      <style:text-properties fo:font-weight="bold" style:font-weight-asian="bold" fo:language="en" fo:country="GB"/>
    </style:style>
    <style:style style:name="TableCell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" style:parent-style-name="Standard" style:family="paragraph">
      <style:paragraph-properties style:snap-to-layout-grid="false"/>
    </style:style>
    <style:style style:name="T267" style:parent-style-name="Fuentedepárrafopredeter." style:family="text">
      <style:text-properties fo:font-weight="bold" style:font-weight-asian="bold" fo:language="en" fo:country="GB"/>
    </style:style>
    <style:style style:name="TableCell26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69" style:parent-style-name="Standard" style:family="paragraph">
      <style:text-properties fo:font-weight="bold" style:font-weight-asian="bold" fo:language="en" fo:country="GB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74" style:parent-style-name="Standard" style:family="paragraph">
      <style:text-properties fo:font-weight="bold" style:font-weight-asian="bold" fo:language="en" fo:country="GB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77" style:family="table-row">
      <style:table-row-properties style:min-row-height="0.0951in" style:use-optimal-row-height="false"/>
    </style:style>
    <style:style style:name="TableCell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" style:parent-style-name="Standard" style:family="paragraph">
      <style:text-properties fo:font-weight="bold" style:font-weight-asian="bold" fo:language="en" fo:country="GB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82" style:family="table-row">
      <style:table-row-properties style:min-row-height="0.2201in" style:use-optimal-row-height="false"/>
    </style:style>
    <style:style style:name="TableCell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" style:parent-style-name="Standard" style:family="paragraph">
      <style:paragraph-properties style:snap-to-layout-grid="false"/>
      <style:text-properties fo:language="en" fo:country="GB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style:snap-to-layout-grid="false"/>
      <style:text-properties fo:language="es" fo:country="MX"/>
    </style:style>
    <style:style style:name="P287" style:parent-style-name="Standard" style:family="paragraph">
      <style:paragraph-properties style:snap-to-layout-grid="false"/>
      <style:text-properties fo:language="es" fo:country="MX"/>
    </style:style>
    <style:style style:name="TableColumn289" style:family="table-column">
      <style:table-column-properties style:column-width="1.0625in" style:use-optimal-column-width="false"/>
    </style:style>
    <style:style style:name="TableColumn290" style:family="table-column">
      <style:table-column-properties style:column-width="1.4375in" style:use-optimal-column-width="false"/>
    </style:style>
    <style:style style:name="TableColumn291" style:family="table-column">
      <style:table-column-properties style:column-width="2.3638in" style:use-optimal-column-width="false"/>
    </style:style>
    <style:style style:name="Table288" style:family="table">
      <style:table-properties style:width="4.8638in" fo:margin-left="0in" table:align="lef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font-weight="bold" style:font-weight-asian="bold" style:font-weight-complex="bold"/>
    </style:style>
    <style:style style:name="TableCell2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fo:font-weight="bold" style:font-weight-asian="bold" style:font-weight-complex="bold"/>
    </style:style>
    <style:style style:name="TableCell2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fo:font-weight="bold" style:font-weight-asian="bold" style:font-weight-complex="bold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Standard" style:family="paragraph">
      <style:paragraph-properties style:snap-to-layout-grid="false"/>
      <style:text-properties fo:language="es" fo:country="MX"/>
    </style:style>
    <style:style style:name="P304" style:parent-style-name="Standard" style:family="paragraph">
      <style:paragraph-properties style:snap-to-layout-grid="false"/>
      <style:text-properties fo:language="es" fo:country="MX"/>
    </style:style>
    <style:style style:name="P305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s" fo:country="MX"/>
    </style:style>
    <style:style style:name="P306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s" fo:country="MX"/>
    </style:style>
    <style:style style:name="TableColumn308" style:family="table-column">
      <style:table-column-properties style:column-width="1.0486in" style:use-optimal-column-width="false"/>
    </style:style>
    <style:style style:name="TableColumn309" style:family="table-column">
      <style:table-column-properties style:column-width="2.4986in" style:use-optimal-column-width="false"/>
    </style:style>
    <style:style style:name="TableColumn310" style:family="table-column">
      <style:table-column-properties style:column-width="0.9201in" style:use-optimal-column-width="false"/>
    </style:style>
    <style:style style:name="TableColumn311" style:family="table-column">
      <style:table-column-properties style:column-width="1.5951in" style:use-optimal-column-width="false"/>
    </style:style>
    <style:style style:name="Table307" style:family="table">
      <style:table-properties style:width="6.0625in" fo:margin-left="-0.0784in" table:align="lef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14" style:parent-style-name="Standard" style:family="paragraph">
      <style:text-properties fo:font-weight="bold" style:font-weight-asian="bold" fo:language="en" fo:country="GB"/>
    </style:style>
    <style:style style:name="TableCell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" style:parent-style-name="Standard" style:family="paragraph">
      <style:paragraph-properties style:snap-to-layout-grid="false"/>
    </style:style>
    <style:style style:name="T317" style:parent-style-name="Fuentedepárrafopredeter." style:family="text">
      <style:text-properties fo:font-weight="bold" style:font-weight-asian="bold" fo:language="en" fo:country="GB"/>
    </style:style>
    <style:style style:name="T318" style:parent-style-name="Fuentedepárrafopredeter." style:family="text">
      <style:text-properties fo:font-weight="bold" style:font-weight-asian="bold" fo:language="en" fo:country="GB"/>
    </style:style>
    <style:style style:name="TableCell31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20" style:parent-style-name="Standard" style:family="paragraph">
      <style:text-properties fo:font-weight="bold" style:font-weight-asian="bold" fo:language="en" fo:country="GB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25" style:parent-style-name="Standard" style:family="paragraph">
      <style:text-properties fo:font-weight="bold" style:font-weight-asian="bold" fo:language="en" fo:country="GB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328" style:family="table-row">
      <style:table-row-properties style:min-row-height="0.0951in" style:use-optimal-row-height="false"/>
    </style:style>
    <style:style style:name="TableCell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" style:parent-style-name="Standard" style:family="paragraph">
      <style:text-properties fo:font-weight="bold" style:font-weight-asian="bold" fo:language="en" fo:country="GB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333" style:family="table-row">
      <style:table-row-properties style:min-row-height="0.2201in" style:use-optimal-row-height="false"/>
    </style:style>
    <style:style style:name="TableCell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" style:parent-style-name="Standard" style:family="paragraph">
      <style:paragraph-properties style:snap-to-layout-grid="false"/>
      <style:text-properties fo:language="en" fo:country="GB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rd" style:family="paragraph">
      <style:paragraph-properties style:snap-to-layout-grid="false"/>
      <style:text-properties fo:language="es" fo:country="MX"/>
    </style:style>
    <style:style style:name="P338" style:parent-style-name="Standard" style:family="paragraph">
      <style:paragraph-properties style:snap-to-layout-grid="false"/>
      <style:text-properties fo:language="es" fo:country="MX"/>
    </style:style>
    <style:style style:name="P339" style:parent-style-name="Standard" style:family="paragraph">
      <style:paragraph-properties style:snap-to-layout-grid="false"/>
      <style:text-properties fo:language="es" fo:country="MX"/>
    </style:style>
    <style:style style:name="TableColumn341" style:family="table-column">
      <style:table-column-properties style:column-width="1.0625in" style:use-optimal-column-width="false"/>
    </style:style>
    <style:style style:name="TableColumn342" style:family="table-column">
      <style:table-column-properties style:column-width="1.4375in" style:use-optimal-column-width="false"/>
    </style:style>
    <style:style style:name="TableColumn343" style:family="table-column">
      <style:table-column-properties style:column-width="2.3638in" style:use-optimal-column-width="false"/>
    </style:style>
    <style:style style:name="Table340" style:family="table">
      <style:table-properties style:width="4.8638in" fo:margin-left="0in" table:align="lef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fo:font-weight="bold" style:font-weight-asian="bold" style:font-weight-complex="bold"/>
    </style:style>
    <style:style style:name="TableCell3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fo:font-weight="bold" style:font-weight-asian="bold" style:font-weight-complex="bold"/>
    </style:style>
    <style:style style:name="TableCell3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fo:font-weight="bold" style:font-weight-asian="bold" style:font-weight-complex="bold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5" style:family="table-row">
      <style:table-row-properties style:min-row-height="0.525in" style:use-optimal-row-height="false"/>
    </style:style>
    <style:style style:name="TableCell3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7" style:parent-style-name="Standard" style:family="paragraph">
      <style:paragraph-properties style:snap-to-layout-grid="false"/>
      <style:text-properties fo:language="es" fo:country="MX"/>
    </style:style>
    <style:style style:name="P368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s" fo:country="MX"/>
    </style:style>
    <style:style style:name="P369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s" fo:country="MX"/>
    </style:style>
    <style:style style:name="P370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s" fo:country="MX"/>
    </style:style>
    <style:style style:name="TableColumn372" style:family="table-column">
      <style:table-column-properties style:column-width="1.0486in" style:use-optimal-column-width="false"/>
    </style:style>
    <style:style style:name="TableColumn373" style:family="table-column">
      <style:table-column-properties style:column-width="2.4986in" style:use-optimal-column-width="false"/>
    </style:style>
    <style:style style:name="TableColumn374" style:family="table-column">
      <style:table-column-properties style:column-width="0.9201in" style:use-optimal-column-width="false"/>
    </style:style>
    <style:style style:name="TableColumn375" style:family="table-column">
      <style:table-column-properties style:column-width="1.5951in" style:use-optimal-column-width="false"/>
    </style:style>
    <style:style style:name="Table371" style:family="table">
      <style:table-properties style:width="6.0625in" fo:margin-left="-0.0784in" table:align="lef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78" style:parent-style-name="Standard" style:family="paragraph">
      <style:text-properties fo:font-weight="bold" style:font-weight-asian="bold" fo:language="en" fo:country="GB"/>
    </style:style>
    <style:style style:name="TableCell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" style:parent-style-name="Standard" style:family="paragraph">
      <style:paragraph-properties style:snap-to-layout-grid="false"/>
    </style:style>
    <style:style style:name="T381" style:parent-style-name="Fuentedepárrafopredeter." style:family="text">
      <style:text-properties fo:font-weight="bold" style:font-weight-asian="bold" fo:language="en" fo:country="GB"/>
    </style:style>
    <style:style style:name="T382" style:parent-style-name="Fuentedepárrafopredeter." style:family="text">
      <style:text-properties fo:font-weight="bold" style:font-weight-asian="bold" fo:language="en" fo:country="GB"/>
    </style:style>
    <style:style style:name="TableCell383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84" style:parent-style-name="Standard" style:family="paragraph">
      <style:text-properties fo:font-weight="bold" style:font-weight-asian="bold" fo:language="en" fo:country="GB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89" style:parent-style-name="Standard" style:family="paragraph">
      <style:text-properties fo:font-weight="bold" style:font-weight-asian="bold" fo:language="en" fo:country="GB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392" style:family="table-row">
      <style:table-row-properties style:min-row-height="0.0951in" style:use-optimal-row-height="false"/>
    </style:style>
    <style:style style:name="TableCell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" style:parent-style-name="Standard" style:family="paragraph">
      <style:text-properties fo:font-weight="bold" style:font-weight-asian="bold" fo:language="en" fo:country="GB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Standard" style:family="paragraph">
      <style:paragraph-properties style:snap-to-layout-grid="false"/>
    </style:style>
    <style:style style:name="T397" style:parent-style-name="Fuentedepárrafopredeter." style:family="text">
      <style:text-properties fo:font-weight="bold" style:font-weight-asian="bold" fo:language="en" fo:country="GB"/>
    </style:style>
    <style:style style:name="TableRow398" style:family="table-row">
      <style:table-row-properties style:min-row-height="0.2201in" style:use-optimal-row-height="false"/>
    </style:style>
    <style:style style:name="TableCell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" style:parent-style-name="Standard" style:family="paragraph">
      <style:paragraph-properties style:snap-to-layout-grid="false"/>
      <style:text-properties fo:language="en" fo:country="GB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style:snap-to-layout-grid="false"/>
      <style:text-properties fo:language="es" fo:country="MX"/>
    </style:style>
    <style:style style:name="P403" style:parent-style-name="Standard" style:family="paragraph">
      <style:paragraph-properties style:snap-to-layout-grid="false"/>
      <style:text-properties fo:language="es" fo:country="MX"/>
    </style:style>
    <style:style style:name="TableColumn405" style:family="table-column">
      <style:table-column-properties style:column-width="1.0625in" style:use-optimal-column-width="false"/>
    </style:style>
    <style:style style:name="TableColumn406" style:family="table-column">
      <style:table-column-properties style:column-width="1.4375in" style:use-optimal-column-width="false"/>
    </style:style>
    <style:style style:name="TableColumn407" style:family="table-column">
      <style:table-column-properties style:column-width="2.3638in" style:use-optimal-column-width="false"/>
    </style:style>
    <style:style style:name="Table404" style:family="table">
      <style:table-properties style:width="4.8638in" fo:margin-left="0in" table:align="lef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fo:font-weight="bold" style:font-weight-asian="bold" style:font-weight-complex="bold"/>
    </style:style>
    <style:style style:name="TableCell4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fo:font-weight="bold" style:font-weight-asian="bold" style:font-weight-complex="bold"/>
    </style:style>
    <style:style style:name="TableCell4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fo:font-weight="bold" style:font-weight-asian="bold" style:font-weight-complex="bold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3" style:parent-style-name="Standard" style:family="paragraph">
      <style:paragraph-properties style:snap-to-layout-grid="false"/>
      <style:text-properties fo:language="es" fo:country="MX"/>
    </style:style>
    <style:style style:name="P444" style:parent-style-name="Standard" style:family="paragraph">
      <style:paragraph-properties style:snap-to-layout-grid="false"/>
      <style:text-properties fo:language="es" fo:country="MX"/>
    </style:style>
    <style:style style:name="P445" style:parent-style-name="Standard" style:family="paragraph">
      <style:paragraph-properties style:snap-to-layout-grid="false"/>
      <style:text-properties fo:language="es" fo:country="MX"/>
    </style:style>
    <style:style style:name="P446" style:parent-style-name="Standard" style:family="paragraph">
      <style:paragraph-properties style:snap-to-layout-grid="false"/>
      <style:text-properties fo:language="es" fo:country="MX"/>
    </style:style>
    <style:style style:name="P447" style:parent-style-name="Standard" style:family="paragraph">
      <style:paragraph-properties style:snap-to-layout-grid="false"/>
      <style:text-properties fo:language="es" fo:country="MX"/>
    </style:style>
    <style:style style:name="TableColumn449" style:family="table-column">
      <style:table-column-properties style:column-width="1.0625in" style:use-optimal-column-width="false"/>
    </style:style>
    <style:style style:name="TableColumn450" style:family="table-column">
      <style:table-column-properties style:column-width="1.4375in" style:use-optimal-column-width="false"/>
    </style:style>
    <style:style style:name="TableColumn451" style:family="table-column">
      <style:table-column-properties style:column-width="2.3638in" style:use-optimal-column-width="false"/>
    </style:style>
    <style:style style:name="Table448" style:family="table">
      <style:table-properties style:width="4.8638in" fo:margin-left="0in" table:align="lef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fo:font-weight="bold" style:font-weight-asian="bold" style:font-weight-complex="bold"/>
    </style:style>
    <style:style style:name="TableCell4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fo:font-weight="bold" style:font-weight-asian="bold" style:font-weight-complex="bold"/>
    </style:style>
    <style:style style:name="TableCell4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fo:font-weight="bold" style:font-weight-asian="bold" style:font-weight-complex="bold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3" style:parent-style-name="Standard" style:family="paragraph">
      <style:paragraph-properties style:snap-to-layout-grid="false"/>
      <style:text-properties fo:language="en" fo:country="GB"/>
    </style:style>
    <style:style style:name="P464" style:parent-style-name="Standard" style:family="paragraph">
      <style:paragraph-properties style:snap-to-layout-grid="false"/>
      <style:text-properties fo:language="en" fo:country="GB"/>
    </style:style>
    <style:style style:name="P465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467" style:family="table-column">
      <style:table-column-properties style:column-width="1.0486in" style:use-optimal-column-width="false"/>
    </style:style>
    <style:style style:name="TableColumn468" style:family="table-column">
      <style:table-column-properties style:column-width="2.4986in" style:use-optimal-column-width="false"/>
    </style:style>
    <style:style style:name="TableColumn469" style:family="table-column">
      <style:table-column-properties style:column-width="0.9201in" style:use-optimal-column-width="false"/>
    </style:style>
    <style:style style:name="TableColumn470" style:family="table-column">
      <style:table-column-properties style:column-width="1.5951in" style:use-optimal-column-width="false"/>
    </style:style>
    <style:style style:name="Table466" style:family="table">
      <style:table-properties style:width="6.0625in" fo:margin-left="-0.0784in" table:align="lef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473" style:parent-style-name="Standard" style:family="paragraph">
      <style:text-properties fo:font-weight="bold" style:font-weight-asian="bold" fo:language="en" fo:country="GB"/>
    </style:style>
    <style:style style:name="TableCell4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5" style:parent-style-name="Standard" style:family="paragraph">
      <style:paragraph-properties style:snap-to-layout-grid="false"/>
    </style:style>
    <style:style style:name="T476" style:parent-style-name="Fuentedepárrafopredeter." style:family="text">
      <style:text-properties fo:font-weight="bold" style:font-weight-asian="bold" fo:language="en" fo:country="GB"/>
    </style:style>
    <style:style style:name="T477" style:parent-style-name="Fuentedepárrafopredeter." style:family="text">
      <style:text-properties fo:font-weight="bold" style:font-weight-asian="bold" fo:language="en" fo:country="GB"/>
    </style:style>
    <style:style style:name="T478" style:parent-style-name="Fuentedepárrafopredeter." style:family="text">
      <style:text-properties fo:font-weight="bold" style:font-weight-asian="bold" fo:language="en" fo:country="GB"/>
    </style:style>
    <style:style style:name="TableCell47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480" style:parent-style-name="Standard" style:family="paragraph">
      <style:text-properties fo:font-weight="bold" style:font-weight-asian="bold" fo:language="en" fo:country="GB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485" style:parent-style-name="Standard" style:family="paragraph">
      <style:text-properties fo:font-weight="bold" style:font-weight-asian="bold" fo:language="en" fo:country="GB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488" style:family="table-row">
      <style:table-row-properties style:min-row-height="0.0951in" style:use-optimal-row-height="false"/>
    </style:style>
    <style:style style:name="TableCell4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0" style:parent-style-name="Standard" style:family="paragraph">
      <style:text-properties fo:font-weight="bold" style:font-weight-asian="bold" fo:language="en" fo:country="GB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Standard" style:family="paragraph">
      <style:paragraph-properties style:snap-to-layout-grid="false"/>
    </style:style>
    <style:style style:name="T493" style:parent-style-name="Fuentedepárrafopredeter." style:family="text">
      <style:text-properties fo:font-weight="bold" style:font-weight-asian="bold" fo:language="en" fo:country="GB"/>
    </style:style>
    <style:style style:name="TableRow494" style:family="table-row">
      <style:table-row-properties style:min-row-height="0.2201in" style:use-optimal-row-height="false"/>
    </style:style>
    <style:style style:name="TableCell4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6" style:parent-style-name="Standard" style:family="paragraph">
      <style:paragraph-properties style:snap-to-layout-grid="false"/>
      <style:text-properties fo:language="en" fo:country="GB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Standard" style:family="paragraph">
      <style:paragraph-properties style:snap-to-layout-grid="false"/>
    </style:style>
    <style:style style:name="T499" style:parent-style-name="Fuentedepárrafopredeter." style:family="text">
      <style:text-properties fo:language="es" fo:country="MX"/>
    </style:style>
    <style:style style:name="T500" style:parent-style-name="Fuentedepárrafopredeter." style:family="text">
      <style:text-properties fo:language="es" fo:country="MX"/>
    </style:style>
    <style:style style:name="P501" style:parent-style-name="Standard" style:family="paragraph">
      <style:paragraph-properties style:snap-to-layout-grid="false"/>
      <style:text-properties fo:language="es" fo:country="MX"/>
    </style:style>
    <style:style style:name="TableColumn503" style:family="table-column">
      <style:table-column-properties style:column-width="1.0625in" style:use-optimal-column-width="false"/>
    </style:style>
    <style:style style:name="TableColumn504" style:family="table-column">
      <style:table-column-properties style:column-width="1.4375in" style:use-optimal-column-width="false"/>
    </style:style>
    <style:style style:name="TableColumn505" style:family="table-column">
      <style:table-column-properties style:column-width="2.3638in" style:use-optimal-column-width="false"/>
    </style:style>
    <style:style style:name="Table502" style:family="table">
      <style:table-properties style:width="4.8638in" fo:margin-left="0in" table:align="lef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fo:font-weight="bold" style:font-weight-asian="bold" style:font-weight-complex="bold"/>
    </style:style>
    <style:style style:name="TableCell5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fo:font-weight="bold" style:font-weight-asian="bold" style:font-weight-complex="bold"/>
    </style:style>
    <style:style style:name="TableCell5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fo:font-weight="bold" style:font-weight-asian="bold" style:font-weight-complex="bold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7" style:parent-style-name="Standard" style:family="paragraph">
      <style:paragraph-properties style:snap-to-layout-grid="false"/>
      <style:text-properties fo:language="es" fo:country="MX"/>
    </style:style>
    <style:style style:name="P518" style:parent-style-name="Standard" style:family="paragraph">
      <style:paragraph-properties style:snap-to-layout-grid="false"/>
      <style:text-properties fo:language="es" fo:country="MX"/>
    </style:style>
    <style:style style:name="P519" style:parent-style-name="Standard" style:family="paragraph">
      <style:paragraph-properties style:snap-to-layout-grid="false"/>
      <style:text-properties fo:language="es" fo:country="MX"/>
    </style:style>
    <style:style style:name="P520" style:parent-style-name="Standard" style:family="paragraph">
      <style:paragraph-properties style:snap-to-layout-grid="false"/>
      <style:text-properties fo:language="es" fo:country="MX"/>
    </style:style>
    <style:style style:name="P521" style:parent-style-name="Standard" style:family="paragraph">
      <style:paragraph-properties style:snap-to-layout-grid="false"/>
      <style:text-properties fo:language="es" fo:country="MX"/>
    </style:style>
    <style:style style:name="TableColumn523" style:family="table-column">
      <style:table-column-properties style:column-width="1.0625in" style:use-optimal-column-width="false"/>
    </style:style>
    <style:style style:name="TableColumn524" style:family="table-column">
      <style:table-column-properties style:column-width="1.4375in" style:use-optimal-column-width="false"/>
    </style:style>
    <style:style style:name="TableColumn525" style:family="table-column">
      <style:table-column-properties style:column-width="2.3638in" style:use-optimal-column-width="false"/>
    </style:style>
    <style:style style:name="Table522" style:family="table">
      <style:table-properties style:width="4.8638in" fo:margin-left="0in" table:align="left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fo:font-weight="bold" style:font-weight-asian="bold" style:font-weight-complex="bold"/>
    </style:style>
    <style:style style:name="TableCell5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fo:font-weight="bold" style:font-weight-asian="bold" style:font-weight-complex="bold"/>
    </style:style>
    <style:style style:name="TableCell5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fo:font-weight="bold" style:font-weight-asian="bold" style:font-weight-complex="bold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7" style:parent-style-name="Standard" style:family="paragraph">
      <style:paragraph-properties style:snap-to-layout-grid="false"/>
      <style:text-properties fo:language="en" fo:country="GB"/>
    </style:style>
    <style:style style:name="P538" style:parent-style-name="Standard" style:family="paragraph">
      <style:paragraph-properties style:snap-to-layout-grid="false"/>
      <style:text-properties fo:language="en" fo:country="GB"/>
    </style:style>
    <style:style style:name="P539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40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41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42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43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44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45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46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47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48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49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50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51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52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53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54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55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TableColumn557" style:family="table-column">
      <style:table-column-properties style:column-width="1.0486in" style:use-optimal-column-width="false"/>
    </style:style>
    <style:style style:name="TableColumn558" style:family="table-column">
      <style:table-column-properties style:column-width="2.4986in" style:use-optimal-column-width="false"/>
    </style:style>
    <style:style style:name="TableColumn559" style:family="table-column">
      <style:table-column-properties style:column-width="0.9201in" style:use-optimal-column-width="false"/>
    </style:style>
    <style:style style:name="TableColumn560" style:family="table-column">
      <style:table-column-properties style:column-width="1.5951in" style:use-optimal-column-width="false"/>
    </style:style>
    <style:style style:name="Table556" style:family="table">
      <style:table-properties style:width="6.0625in" fo:margin-left="-0.0784in" table:align="lef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563" style:parent-style-name="Standard" style:family="paragraph">
      <style:text-properties fo:font-weight="bold" style:font-weight-asian="bold" fo:language="en" fo:country="GB"/>
    </style:style>
    <style:style style:name="TableCell5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5" style:parent-style-name="Standard" style:family="paragraph">
      <style:paragraph-properties style:snap-to-layout-grid="false"/>
    </style:style>
    <style:style style:name="T566" style:parent-style-name="Fuentedepárrafopredeter." style:family="text">
      <style:text-properties fo:font-weight="bold" style:font-weight-asian="bold" fo:language="en" fo:country="GB"/>
    </style:style>
    <style:style style:name="TableCell567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568" style:parent-style-name="Standard" style:family="paragraph">
      <style:text-properties fo:font-weight="bold" style:font-weight-asian="bold" fo:language="en" fo:country="GB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573" style:parent-style-name="Standard" style:family="paragraph">
      <style:text-properties fo:font-weight="bold" style:font-weight-asian="bold" fo:language="en" fo:country="GB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576" style:family="table-row">
      <style:table-row-properties style:min-row-height="0.0951in" style:use-optimal-row-height="false"/>
    </style:style>
    <style:style style:name="TableCell5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8" style:parent-style-name="Standard" style:family="paragraph">
      <style:text-properties fo:font-weight="bold" style:font-weight-asian="bold" fo:language="en" fo:country="GB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Standard" style:family="paragraph">
      <style:paragraph-properties style:snap-to-layout-grid="false"/>
    </style:style>
    <style:style style:name="T581" style:parent-style-name="Fuentedepárrafopredeter." style:family="text">
      <style:text-properties fo:font-weight="bold" style:font-weight-asian="bold" fo:language="en" fo:country="GB"/>
    </style:style>
    <style:style style:name="TableRow582" style:family="table-row">
      <style:table-row-properties style:min-row-height="0.2201in" style:use-optimal-row-height="false"/>
    </style:style>
    <style:style style:name="TableCell5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4" style:parent-style-name="Standard" style:family="paragraph">
      <style:paragraph-properties style:snap-to-layout-grid="false"/>
      <style:text-properties fo:language="en" fo:country="GB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Standard" style:family="paragraph">
      <style:paragraph-properties style:snap-to-layout-grid="false"/>
      <style:text-properties fo:language="es" fo:country="MX"/>
    </style:style>
    <style:style style:name="P587" style:parent-style-name="Standard" style:family="paragraph">
      <style:paragraph-properties style:snap-to-layout-grid="false"/>
      <style:text-properties fo:language="es" fo:country="MX"/>
    </style:style>
    <style:style style:name="P588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89" style:parent-style-name="Standard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Aplicación para mejorar el servicio en el Terminal Terrestre de Guayaquil</text:span></text:p>
      <text:p text:style-name="P24"><text:span text:style-name="T25">Documento de Requerimientos Desarrollador</text:span></text:p>
      <text:p text:style-name="P26">Versión<text:s/>1.0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58">HISTORIAL DE REVISIONES</text:p>
      <text:p text:style-name="P59"/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Fecha</text:p>
          </table:table-cell>
          <table:table-cell table:style-name="TableCell68">
            <text:p text:style-name="P69">Versión</text:p>
          </table:table-cell>
          <table:table-cell table:style-name="TableCell70">
            <text:p text:style-name="P71">Descripción</text:p>
          </table:table-cell>
          <table:table-cell table:style-name="TableCell72">
            <text:p text:style-name="P73">Autor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soft-page-break/>
      <text:p text:style-name="P92">REQUERIMIENTOS NO FUNCIONALES</text:p>
      <text:p text:style-name="P104"/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ID:</text:p>
          </table:table-cell>
          <table:table-cell table:style-name="TableCell113">
            <text:p text:style-name="P114">Terminal APP<text:s/>-RNF-01</text:p>
          </table:table-cell>
          <table:table-cell table:style-name="TableCell115">
            <text:p text:style-name="P116">Relación:</text:p>
          </table:table-cell>
          <table:table-cell table:style-name="TableCell117">
            <text:p text:style-name="P118">Terminal APP<text:s/>-001</text:p>
          </table:table-cell>
        </table:table-row>
        <table:table-row table:style-name="TableRow119">
          <table:table-cell table:style-name="TableCell120">
            <text:p text:style-name="P121">Descripción:</text:p>
          </table:table-cell>
          <table:table-cell table:style-name="TableCell122" table:number-columns-spanned="3">
            <text:p text:style-name="P123">Seguridad</text:p>
          </table:table-cell>
          <table:covered-table-cell/>
          <table:covered-table-cell/>
        </table:table-row>
        <table:table-row table:style-name="TableRow124">
          <table:table-cell table:style-name="TableCell125">
            <text:p text:style-name="P126"/>
            <text:p text:style-name="P127"/>
          </table:table-cell>
          <table:table-cell table:style-name="TableCell128" table:number-columns-spanned="3">
            <text:list text:style-name="LFO2" text:continue-numbering="true">
              <text:list-item>
                <text:p text:style-name="P129">Autenticación del usuario en el Sistema de Información mediante un usuario y contraseña.</text:p>
              </text:list-item>
            </text:list>
          </table:table-cell>
          <table:covered-table-cell/>
          <table:covered-table-cell/>
        </table:table-row>
      </table:table>
      <text:p text:style-name="P130"/>
      <text:p text:style-name="P131"/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P139">ID:</text:p>
          </table:table-cell>
          <table:table-cell table:style-name="TableCell140">
            <text:p text:style-name="P141">Terminal APP -RNF-02</text:p>
          </table:table-cell>
          <table:table-cell table:style-name="TableCell142">
            <text:p text:style-name="P143">Relación:</text:p>
          </table:table-cell>
          <table:table-cell table:style-name="TableCell144">
            <text:p text:style-name="P145">Terminal APP -001</text:p>
          </table:table-cell>
        </table:table-row>
        <table:table-row table:style-name="TableRow146">
          <table:table-cell table:style-name="TableCell147">
            <text:p text:style-name="P148">Descripción:</text:p>
          </table:table-cell>
          <table:table-cell table:style-name="TableCell149" table:number-columns-spanned="3">
            <text:p text:style-name="P150">Integridad</text:p>
          </table:table-cell>
          <table:covered-table-cell/>
          <table:covered-table-cell/>
        </table:table-row>
        <table:table-row table:style-name="TableRow151">
          <table:table-cell table:style-name="TableCell152">
            <text:p text:style-name="P153"/>
            <text:p text:style-name="P154"/>
          </table:table-cell>
          <table:table-cell table:style-name="TableCell155" table:number-columns-spanned="3">
            <text:list text:style-name="LFO3" text:continue-numbering="true">
              <text:list-item>
                <text:p text:style-name="P156">Protección ante daño de la información, proteger método de compra ante algún virus.</text:p>
              </text:list-item>
            </text:list>
          </table:table-cell>
          <table:covered-table-cell/>
          <table:covered-table-cell/>
        </table:table-row>
      </table:table>
      <text:p text:style-name="P157"/>
      <text:p text:style-name="P158"/>
      <text:p text:style-name="P159">REQUERIMIENTOS FUNCIONALES</text:p>
      <text:p text:style-name="P160"/>
      <table:table table:style-name="Table161">
        <table:table-columns>
          <table:table-column table:style-name="TableColumn162"/>
          <table:table-column table:style-name="TableColumn163"/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P168">ID:</text:p>
          </table:table-cell>
          <table:table-cell table:style-name="TableCell169">
            <text:p text:style-name="P170">Terminal APP<text:s/>-RF-MAU-01</text:p>
          </table:table-cell>
          <table:table-cell table:style-name="TableCell171">
            <text:p text:style-name="P172">Relación:</text:p>
          </table:table-cell>
          <table:table-cell table:style-name="TableCell173">
            <text:p text:style-name="P174">Terminal APP<text:s/>-001</text:p>
          </table:table-cell>
        </table:table-row>
        <table:table-row table:style-name="TableRow175">
          <table:table-cell table:style-name="TableCell176">
            <text:p text:style-name="P177">Prioridad</text:p>
          </table:table-cell>
          <table:table-cell table:style-name="TableCell178" table:number-columns-spanned="3">
            <text:p text:style-name="P179">OBLIGATORIO</text:p>
          </table:table-cell>
          <table:covered-table-cell/>
          <table:covered-table-cell/>
        </table:table-row>
        <table:table-row table:style-name="TableRow180">
          <table:table-cell table:style-name="TableCell181">
            <text:p text:style-name="P182">Descripción:</text:p>
          </table:table-cell>
          <table:table-cell table:style-name="TableCell183" table:number-columns-spanned="3">
            <text:p text:style-name="P184">Autenticación de Usuario</text:p>
          </table:table-cell>
          <table:covered-table-cell/>
          <table:covered-table-cell/>
        </table:table-row>
        <table:table-row table:style-name="TableRow185">
          <table:table-cell table:style-name="TableCell186">
            <text:p text:style-name="P187"/>
          </table:table-cell>
          <table:table-cell table:style-name="TableCell188" table:number-columns-spanned="3">
            <text:p text:style-name="P189">El sistema controlará el acceso y lo permitirá solamente a usuarios autorizados. Los usuarios deben ingresar al sistema con un nombre de usuario y contraseña.</text:p>
            <text:p text:style-name="P190"><text:span text:style-name="T191">L</text:span><text:span text:style-name="T192">os datos para poder ingresar al Sistema de<text:s/></text:span><text:span text:style-name="T193">Información</text:span><text:span text:style-name="T194"><text:s/>son:</text:span></text:p>
            <text:p text:style-name="P195"/>
            <table:table table:style-name="Table196">
              <table:table-columns>
                <table:table-column table:style-name="TableColumn197"/>
                <table:table-column table:style-name="TableColumn198"/>
                <table:table-column table:style-name="TableColumn199"/>
              </table:table-columns>
              <table:table-row table:style-name="TableRow200">
                <table:table-cell table:style-name="TableCell201">
                  <text:p text:style-name="P202">Campo</text:p>
                </table:table-cell>
                <table:table-cell table:style-name="TableCell203">
                  <text:p text:style-name="P204">Tipo de Dato</text:p>
                </table:table-cell>
                <table:table-cell table:style-name="TableCell205">
                  <text:p text:style-name="P206">Observaciones</text:p>
                </table:table-cell>
              </table:table-row>
              <table:table-row table:style-name="TableRow207">
                <table:table-cell table:style-name="TableCell208">
                  <text:p text:style-name="TableContents">usuario</text:p>
                </table:table-cell>
                <table:table-cell table:style-name="TableCell209">
                  <text:p text:style-name="TableContents">VARCHAR(10)</text:p>
                </table:table-cell>
                <table:table-cell table:style-name="TableCell210">
                  <text:p text:style-name="TableContents">Alfanumérico; sin embargo, el primer caracter debe ser una letra (vocal o<text:s/>consonante).</text:p>
                </table:table-cell>
              </table:table-row>
              <table:table-row table:style-name="TableRow211">
                <table:table-cell table:style-name="TableCell212">
                  <text:p text:style-name="TableContents">clave</text:p>
                </table:table-cell>
                <table:table-cell table:style-name="TableCell213">
                  <text:p text:style-name="TableContents">VARCHAR(10)</text:p>
                </table:table-cell>
                <table:table-cell table:style-name="TableCell214">
                  <text:p text:style-name="TableContents">Alfanumérico y con caracteres especiales.</text:p>
                  <text:p text:style-name="TableContents">Siempre debe tener al menos un caracter con mayúscula, un número y un caracter especial.</text:p>
                </table:table-cell>
              </table:table-row>
            </table:table>
            <text:p text:style-name="P215"/>
          </table:table-cell>
          <table:covered-table-cell/>
          <table:covered-table-cell/>
        </table:table-row>
        <table:table-row table:style-name="TableRow216">
          <table:table-cell table:style-name="TableCell217">
            <text:p text:style-name="P218"/>
          </table:table-cell>
          <table:table-cell table:style-name="TableCell219" table:number-columns-spanned="3">
            <text:p text:style-name="P220"/>
          </table:table-cell>
          <table:covered-table-cell/>
          <table:covered-table-cell/>
        </table:table-row>
      </table:table>
      <text:p text:style-name="P221"/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  <table:table-column table:style-name="TableColumn226"/>
        </table:table-columns>
        <table:table-row table:style-name="TableRow227">
          <table:table-cell table:style-name="TableCell228">
            <text:p text:style-name="P229">ID:</text:p>
          </table:table-cell>
          <table:table-cell table:style-name="TableCell230">
            <text:p text:style-name="P231"><text:span text:style-name="T232">Terminal APP<text:s/></text:span><text:span text:style-name="T233">-RF-MAU-0</text:span><text:span text:style-name="T234">2</text:span></text:p>
          </table:table-cell>
          <table:table-cell table:style-name="TableCell235">
            <text:p text:style-name="P236">Relación:</text:p>
          </table:table-cell>
          <table:table-cell table:style-name="TableCell237">
            <text:p text:style-name="P238">Terminal APP<text:s/>-001</text:p>
          </table:table-cell>
        </table:table-row>
        <table:table-row table:style-name="TableRow239">
          <table:table-cell table:style-name="TableCell240">
            <text:p text:style-name="P241">Prioridad</text:p>
          </table:table-cell>
          <table:table-cell table:style-name="TableCell242" table:number-columns-spanned="3">
            <text:p text:style-name="P243">OBLIGATORIO</text:p>
          </table:table-cell>
          <table:covered-table-cell/>
          <table:covered-table-cell/>
        </table:table-row>
        <table:table-row table:style-name="TableRow244">
          <table:table-cell table:style-name="TableCell245">
            <text:p text:style-name="P246">Descripción:</text:p>
          </table:table-cell>
          <table:table-cell table:style-name="TableCell247" table:number-columns-spanned="3">
            <text:p text:style-name="P248">Recuperar Clave</text:p>
          </table:table-cell>
          <table:covered-table-cell/>
          <table:covered-table-cell/>
        </table:table-row>
        <table:table-row table:style-name="TableRow249">
          <table:table-cell table:style-name="TableCell250">
            <text:p text:style-name="P251"/>
          </table:table-cell>
          <table:table-cell table:style-name="TableCell252" table:number-columns-spanned="3">
            <text:p text:style-name="P253"><text:span text:style-name="T254">Para recuperar la clave se debe enviar un correo electrónico un enlace que permita modificar la clave y volver a ingresar con la nueva clave.</text:span></text:p>
            <text:p text:style-name="P255"/>
          </table:table-cell>
          <table:covered-table-cell/>
          <table:covered-table-cell/>
        </table:table-row>
      </table:table>
      <text:p text:style-name="P256"/>
      <table:table table:style-name="Table257">
        <table:table-columns>
          <table:table-column table:style-name="TableColumn258"/>
          <table:table-column table:style-name="TableColumn259"/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p text:style-name="P264">ID:</text:p>
          </table:table-cell>
          <table:table-cell table:style-name="TableCell265">
            <text:p text:style-name="P266"><text:span text:style-name="T267">Terminal APP -RF-MAU-03</text:span></text:p>
          </table:table-cell>
          <table:table-cell table:style-name="TableCell268">
            <text:p text:style-name="P269">Relación:</text:p>
          </table:table-cell>
          <table:table-cell table:style-name="TableCell270">
            <text:p text:style-name="P271">Terminal APP -001</text:p>
          </table:table-cell>
        </table:table-row>
        <table:table-row table:style-name="TableRow272">
          <table:table-cell table:style-name="TableCell273">
            <text:p text:style-name="P274">Prioridad</text:p>
          </table:table-cell>
          <table:table-cell table:style-name="TableCell275" table:number-columns-spanned="3">
            <text:p text:style-name="P276">OBLIGATORIO</text:p>
          </table:table-cell>
          <table:covered-table-cell/>
          <table:covered-table-cell/>
        </table:table-row>
        <table:table-row table:style-name="TableRow277">
          <table:table-cell table:style-name="TableCell278">
            <text:p text:style-name="P279">Descripción:</text:p>
          </table:table-cell>
          <table:table-cell table:style-name="TableCell280" table:number-columns-spanned="3">
            <text:p text:style-name="P281">Estado de Boleteria</text:p>
          </table:table-cell>
          <table:covered-table-cell/>
          <table:covered-table-cell/>
        </table:table-row>
        <table:table-row table:style-name="TableRow282">
          <table:table-cell table:style-name="TableCell283">
            <text:p text:style-name="P284"/>
          </table:table-cell>
          <table:table-cell table:style-name="TableCell285" table:number-columns-spanned="3">
            <text:p text:style-name="P286">El<text:s/>campo Estado de la boletería consistirá en una lista donde aparezca los horarios de atención y si están activo o inactivo.</text:p>
            <text:soft-page-break/>
            <text:p text:style-name="P287">Para<text:s/>ver si la boletería está en funcionamiento, será de manera lógica.</text:p>
            <table:table table:style-name="Table288">
              <table:table-columns>
                <table:table-column table:style-name="TableColumn289"/>
                <table:table-column table:style-name="TableColumn290"/>
                <table:table-column table:style-name="TableColumn291"/>
              </table:table-columns>
              <table:table-row table:style-name="TableRow292">
                <table:table-cell table:style-name="TableCell293">
                  <text:p text:style-name="P294">Campo</text:p>
                </table:table-cell>
                <table:table-cell table:style-name="TableCell295">
                  <text:p text:style-name="P296">Tipo de Dato</text:p>
                </table:table-cell>
                <table:table-cell table:style-name="TableCell297">
                  <text:p text:style-name="P298">Observaciones</text:p>
                </table:table-cell>
              </table:table-row>
              <table:table-row table:style-name="TableRow299">
                <table:table-cell table:style-name="TableCell300">
                  <text:p text:style-name="TableContents">Estado Boleteria</text:p>
                </table:table-cell>
                <table:table-cell table:style-name="TableCell301">
                  <text:p text:style-name="TableContents">CHAR(1)</text:p>
                </table:table-cell>
                <table:table-cell table:style-name="TableCell302">
                  <text:p text:style-name="TableContents">ACTIVO (A), INACTIVO (I).</text:p>
                </table:table-cell>
              </table:table-row>
            </table:table>
            <text:p text:style-name="P303"/>
            <text:p text:style-name="P304"/>
          </table:table-cell>
          <table:covered-table-cell/>
          <table:covered-table-cell/>
        </table:table-row>
      </table:table>
      <text:p text:style-name="P305"/>
      <text:p text:style-name="P306"/>
      <table:table table:style-name="Table307">
        <table:table-columns>
          <table:table-column table:style-name="TableColumn308"/>
          <table:table-column table:style-name="TableColumn309"/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>
            <text:p text:style-name="P314">ID:</text:p>
          </table:table-cell>
          <table:table-cell table:style-name="TableCell315">
            <text:p text:style-name="P316"><text:span text:style-name="T317">Terminal APP -RF-MAU-0</text:span><text:span text:style-name="T318">4</text:span></text:p>
          </table:table-cell>
          <table:table-cell table:style-name="TableCell319">
            <text:p text:style-name="P320">Relación:</text:p>
          </table:table-cell>
          <table:table-cell table:style-name="TableCell321">
            <text:p text:style-name="P322">Terminal APP -001</text:p>
          </table:table-cell>
        </table:table-row>
        <table:table-row table:style-name="TableRow323">
          <table:table-cell table:style-name="TableCell324">
            <text:p text:style-name="P325">Prioridad</text:p>
          </table:table-cell>
          <table:table-cell table:style-name="TableCell326" table:number-columns-spanned="3">
            <text:p text:style-name="P327">OBLIGATORIO</text:p>
          </table:table-cell>
          <table:covered-table-cell/>
          <table:covered-table-cell/>
        </table:table-row>
        <table:table-row table:style-name="TableRow328">
          <table:table-cell table:style-name="TableCell329">
            <text:p text:style-name="P330">Descripción:</text:p>
          </table:table-cell>
          <table:table-cell table:style-name="TableCell331" table:number-columns-spanned="3">
            <text:p text:style-name="P332">Pago de Boleto</text:p>
          </table:table-cell>
          <table:covered-table-cell/>
          <table:covered-table-cell/>
        </table:table-row>
        <table:table-row table:style-name="TableRow333">
          <table:table-cell table:style-name="TableCell334">
            <text:p text:style-name="P335"/>
          </table:table-cell>
          <table:table-cell table:style-name="TableCell336" table:number-columns-spanned="3">
            <text:p text:style-name="P337"/>
            <text:p text:style-name="P338">La pantalla de registro de pago puede imprimir los datos.</text:p>
            <text:p text:style-name="P339"/>
            <table:table table:style-name="Table340">
              <table:table-columns>
                <table:table-column table:style-name="TableColumn341"/>
                <table:table-column table:style-name="TableColumn342"/>
                <table:table-column table:style-name="TableColumn343"/>
              </table:table-columns>
              <table:table-row table:style-name="TableRow344">
                <table:table-cell table:style-name="TableCell345">
                  <text:p text:style-name="P346">Campo</text:p>
                </table:table-cell>
                <table:table-cell table:style-name="TableCell347">
                  <text:p text:style-name="P348">Tipo de Dato</text:p>
                </table:table-cell>
                <table:table-cell table:style-name="TableCell349">
                  <text:p text:style-name="P350">Observaciones</text:p>
                </table:table-cell>
              </table:table-row>
              <table:table-row table:style-name="TableRow351">
                <table:table-cell table:style-name="TableCell352">
                  <text:p text:style-name="TableContents">Nombre del propietario de Tarjeta</text:p>
                </table:table-cell>
                <table:table-cell table:style-name="TableCell353">
                  <text:p text:style-name="TableContents">VARCHAR(75)</text:p>
                </table:table-cell>
                <table:table-cell table:style-name="TableCell354">
                  <text:p text:style-name="TableContents">Letras mayúsculas<text:s/></text:p>
                </table:table-cell>
              </table:table-row>
              <table:table-row table:style-name="TableRow355">
                <table:table-cell table:style-name="TableCell356">
                  <text:p text:style-name="TableContents">Numero de la tarjeta</text:p>
                </table:table-cell>
                <table:table-cell table:style-name="TableCell357">
                  <text:p text:style-name="TableContents">int</text:p>
                </table:table-cell>
                <table:table-cell table:style-name="TableCell358">
                  <text:p text:style-name="TableContents">Numérico</text:p>
                </table:table-cell>
              </table:table-row>
              <table:table-row table:style-name="TableRow359">
                <table:table-cell table:style-name="TableCell360">
                  <text:p text:style-name="TableContents">Fecha de caducidad</text:p>
                </table:table-cell>
                <table:table-cell table:style-name="TableCell361">
                  <text:p text:style-name="TableContents">Date</text:p>
                </table:table-cell>
                <table:table-cell table:style-name="TableCell362">
                  <text:p text:style-name="TableContents">Date</text:p>
                </table:table-cell>
              </table:table-row>
              <table:table-row table:style-name="TableRow363">
                <table:table-cell table:style-name="TableCell364">
                  <text:p text:style-name="TableContents">Código de seguridad</text:p>
                </table:table-cell>
                <table:table-cell table:style-name="TableCell365">
                  <text:p text:style-name="TableContents">int</text:p>
                </table:table-cell>
                <table:table-cell table:style-name="TableCell366">
                  <text:p text:style-name="TableContents">Numerico</text:p>
                </table:table-cell>
              </table:table-row>
            </table:table>
            <text:p text:style-name="P367"/>
          </table:table-cell>
          <table:covered-table-cell/>
          <table:covered-table-cell/>
        </table:table-row>
      </table:table>
      <text:p text:style-name="P368"/>
      <text:p text:style-name="P369"/>
      <text:p text:style-name="P370"/>
      <table:table table:style-name="Table371">
        <table:table-columns>
          <table:table-column table:style-name="TableColumn372"/>
          <table:table-column table:style-name="TableColumn373"/>
          <table:table-column table:style-name="TableColumn374"/>
          <table:table-column table:style-name="TableColumn375"/>
        </table:table-columns>
        <table:table-row table:style-name="TableRow376">
          <table:table-cell table:style-name="TableCell377">
            <text:p text:style-name="P378">ID:</text:p>
          </table:table-cell>
          <table:table-cell table:style-name="TableCell379">
            <text:p text:style-name="P380"><text:span text:style-name="T381">Terminal APP -RF-MAU-0</text:span><text:span text:style-name="T382">5</text:span></text:p>
          </table:table-cell>
          <table:table-cell table:style-name="TableCell383">
            <text:p text:style-name="P384">Relación:</text:p>
          </table:table-cell>
          <table:table-cell table:style-name="TableCell385">
            <text:p text:style-name="P386">Terminal APP -001</text:p>
          </table:table-cell>
        </table:table-row>
        <table:table-row table:style-name="TableRow387">
          <table:table-cell table:style-name="TableCell388">
            <text:p text:style-name="P389">Prioridad</text:p>
          </table:table-cell>
          <table:table-cell table:style-name="TableCell390" table:number-columns-spanned="3">
            <text:p text:style-name="P391">OBLIGATORIO</text:p>
          </table:table-cell>
          <table:covered-table-cell/>
          <table:covered-table-cell/>
        </table:table-row>
        <table:table-row table:style-name="TableRow392">
          <table:table-cell table:style-name="TableCell393">
            <text:p text:style-name="P394">Descripción:</text:p>
          </table:table-cell>
          <table:table-cell table:style-name="TableCell395" table:number-columns-spanned="3">
            <text:p text:style-name="P396"><text:span text:style-name="T397">Gestionar Usuario</text:span></text:p>
          </table:table-cell>
          <table:covered-table-cell/>
          <table:covered-table-cell/>
        </table:table-row>
        <table:table-row table:style-name="TableRow398">
          <table:table-cell table:style-name="TableCell399">
            <text:p text:style-name="P400"/>
          </table:table-cell>
          <table:table-cell table:style-name="TableCell401" table:number-columns-spanned="3">
            <text:p text:style-name="P402">Ṕara la creación del usuario se debe considerar los siguientes datos:</text:p>
            <text:p text:style-name="P403"/>
            <table:table table:style-name="Table404">
              <table:table-columns>
                <table:table-column table:style-name="TableColumn405"/>
                <table:table-column table:style-name="TableColumn406"/>
                <table:table-column table:style-name="TableColumn407"/>
              </table:table-columns>
              <table:table-row table:style-name="TableRow408">
                <table:table-cell table:style-name="TableCell409">
                  <text:p text:style-name="P410">Campo</text:p>
                </table:table-cell>
                <table:table-cell table:style-name="TableCell411">
                  <text:p text:style-name="P412">Tipo de Dato</text:p>
                </table:table-cell>
                <table:table-cell table:style-name="TableCell413">
                  <text:p text:style-name="P414">Observaciones</text:p>
                </table:table-cell>
              </table:table-row>
              <table:table-row table:style-name="TableRow415">
                <table:table-cell table:style-name="TableCell416">
                  <text:p text:style-name="TableContents">cedula</text:p>
                </table:table-cell>
                <table:table-cell table:style-name="TableCell417">
                  <text:p text:style-name="TableContents">VARCHAR(10)</text:p>
                </table:table-cell>
                <table:table-cell table:style-name="TableCell418">
                  <text:p text:style-name="TableContents">Verificar de acuerdo a las normas nacionales.</text:p>
                </table:table-cell>
              </table:table-row>
              <table:table-row table:style-name="TableRow419">
                <table:table-cell table:style-name="TableCell420">
                  <text:p text:style-name="TableContents">nombre</text:p>
                </table:table-cell>
                <table:table-cell table:style-name="TableCell421">
                  <text:p text:style-name="TableContents">VARCHAR(50)</text:p>
                </table:table-cell>
                <table:table-cell table:style-name="TableCell422">
                  <text:p text:style-name="TableContents"/>
                </table:table-cell>
              </table:table-row>
              <table:table-row table:style-name="TableRow423">
                <table:table-cell table:style-name="TableCell424">
                  <text:p text:style-name="TableContents">apellido</text:p>
                </table:table-cell>
                <table:table-cell table:style-name="TableCell425">
                  <text:p text:style-name="TableContents">VARCHAR(50)</text:p>
                </table:table-cell>
                <table:table-cell table:style-name="TableCell426">
                  <text:p text:style-name="TableContents"/>
                </table:table-cell>
              </table:table-row>
              <table:table-row table:style-name="TableRow427">
                <table:table-cell table:style-name="TableCell428">
                  <text:p text:style-name="TableContents">correo_electronico</text:p>
                </table:table-cell>
                <table:table-cell table:style-name="TableCell429">
                  <text:p text:style-name="TableContents">VARCHAR(50)</text:p>
                </table:table-cell>
                <table:table-cell table:style-name="TableCell430">
                  <text:p text:style-name="TableContents"/>
                </table:table-cell>
              </table:table-row>
              <table:table-row table:style-name="TableRow431">
                <table:table-cell table:style-name="TableCell432">
                  <text:p text:style-name="TableContents">celular</text:p>
                </table:table-cell>
                <table:table-cell table:style-name="TableCell433">
                  <text:p text:style-name="TableContents">VARCHAR(15)</text:p>
                </table:table-cell>
                <table:table-cell table:style-name="TableCell434">
                  <text:p text:style-name="TableContents"/>
                </table:table-cell>
              </table:table-row>
              <table:table-row table:style-name="TableRow435">
                <table:table-cell table:style-name="TableCell436">
                  <text:p text:style-name="TableContents">rol</text:p>
                </table:table-cell>
                <table:table-cell table:style-name="TableCell437">
                  <text:p text:style-name="TableContents">VARCHAR(20)</text:p>
                </table:table-cell>
                <table:table-cell table:style-name="TableCell438">
                  <text:p text:style-name="TableContents">Administrador, Cliente y<text:s/>Financiero.</text:p>
                </table:table-cell>
              </table:table-row>
              <text:soft-page-break/>
              <table:table-row table:style-name="TableRow439">
                <table:table-cell table:style-name="TableCell440">
                  <text:p text:style-name="TableContents">fecha_nacimiento</text:p>
                </table:table-cell>
                <table:table-cell table:style-name="TableCell441">
                  <text:p text:style-name="TableContents">DATE</text:p>
                </table:table-cell>
                <table:table-cell table:style-name="TableCell442">
                  <text:p text:style-name="TableContents">Validar que sea mayor de edad.</text:p>
                </table:table-cell>
              </table:table-row>
            </table:table>
            <text:p text:style-name="P443"/>
            <text:p text:style-name="P444">Los mismos datos con respecto a la actualización.</text:p>
            <text:p text:style-name="P445"/>
            <text:p text:style-name="P446">Para la eliminación, será de manera lógica.</text:p>
            <text:p text:style-name="P447"/>
            <table:table table:style-name="Table448">
              <table:table-columns>
                <table:table-column table:style-name="TableColumn449"/>
                <table:table-column table:style-name="TableColumn450"/>
                <table:table-column table:style-name="TableColumn451"/>
              </table:table-columns>
              <table:table-row table:style-name="TableRow452">
                <table:table-cell table:style-name="TableCell453">
                  <text:p text:style-name="P454">Campo</text:p>
                </table:table-cell>
                <table:table-cell table:style-name="TableCell455">
                  <text:p text:style-name="P456">Tipo de Dato</text:p>
                </table:table-cell>
                <table:table-cell table:style-name="TableCell457">
                  <text:p text:style-name="P458">Observaciones</text:p>
                </table:table-cell>
              </table:table-row>
              <table:table-row table:style-name="TableRow459">
                <table:table-cell table:style-name="TableCell460">
                  <text:p text:style-name="TableContents">estado</text:p>
                </table:table-cell>
                <table:table-cell table:style-name="TableCell461">
                  <text:p text:style-name="TableContents">CHAR(1)</text:p>
                </table:table-cell>
                <table:table-cell table:style-name="TableCell462">
                  <text:p text:style-name="TableContents">ACTIVO (A), INACTIVO (I).</text:p>
                </table:table-cell>
              </table:table-row>
            </table:table>
            <text:p text:style-name="P463"/>
            <text:p text:style-name="P464"/>
          </table:table-cell>
          <table:covered-table-cell/>
          <table:covered-table-cell/>
        </table:table-row>
      </table:table>
      <text:p text:style-name="P465"/>
      <table:table table:style-name="Table466">
        <table:table-columns>
          <table:table-column table:style-name="TableColumn467"/>
          <table:table-column table:style-name="TableColumn468"/>
          <table:table-column table:style-name="TableColumn469"/>
          <table:table-column table:style-name="TableColumn470"/>
        </table:table-columns>
        <table:table-row table:style-name="TableRow471">
          <table:table-cell table:style-name="TableCell472">
            <text:p text:style-name="P473">ID:</text:p>
          </table:table-cell>
          <table:table-cell table:style-name="TableCell474">
            <text:p text:style-name="P475"><text:span text:style-name="T476">Terminal APP<text:s/></text:span><text:span text:style-name="T477">-MAU-0</text:span><text:span text:style-name="T478">6</text:span></text:p>
          </table:table-cell>
          <table:table-cell table:style-name="TableCell479">
            <text:p text:style-name="P480">Relación:</text:p>
          </table:table-cell>
          <table:table-cell table:style-name="TableCell481">
            <text:p text:style-name="P482">Terminal APP<text:s/>-001</text:p>
          </table:table-cell>
        </table:table-row>
        <table:table-row table:style-name="TableRow483">
          <table:table-cell table:style-name="TableCell484">
            <text:p text:style-name="P485">Prioridad</text:p>
          </table:table-cell>
          <table:table-cell table:style-name="TableCell486" table:number-columns-spanned="3">
            <text:p text:style-name="P487">OBLIGATORIO</text:p>
          </table:table-cell>
          <table:covered-table-cell/>
          <table:covered-table-cell/>
        </table:table-row>
        <table:table-row table:style-name="TableRow488">
          <table:table-cell table:style-name="TableCell489">
            <text:p text:style-name="P490">Descripción:</text:p>
          </table:table-cell>
          <table:table-cell table:style-name="TableCell491" table:number-columns-spanned="3">
            <text:p text:style-name="P492"><text:span text:style-name="T493">Gestionar Roles</text:span></text:p>
          </table:table-cell>
          <table:covered-table-cell/>
          <table:covered-table-cell/>
        </table:table-row>
        <table:table-row table:style-name="TableRow494">
          <table:table-cell table:style-name="TableCell495">
            <text:p text:style-name="P496"/>
          </table:table-cell>
          <table:table-cell table:style-name="TableCell497" table:number-columns-spanned="3">
            <text:p text:style-name="P498"><text:span text:style-name="T499">Ṕara la creación del roles</text:span><text:span text:style-name="T500"><text:s/>se debe considerar los siguientes datos:</text:span></text:p>
            <text:p text:style-name="P501"/>
            <table:table table:style-name="Table502">
              <table:table-columns>
                <table:table-column table:style-name="TableColumn503"/>
                <table:table-column table:style-name="TableColumn504"/>
                <table:table-column table:style-name="TableColumn505"/>
              </table:table-columns>
              <table:table-row table:style-name="TableRow506">
                <table:table-cell table:style-name="TableCell507">
                  <text:p text:style-name="P508">Campo</text:p>
                </table:table-cell>
                <table:table-cell table:style-name="TableCell509">
                  <text:p text:style-name="P510">Tipo de Dato</text:p>
                </table:table-cell>
                <table:table-cell table:style-name="TableCell511">
                  <text:p text:style-name="P512">Observaciones</text:p>
                </table:table-cell>
              </table:table-row>
              <table:table-row table:style-name="TableRow513">
                <table:table-cell table:style-name="TableCell514">
                  <text:p text:style-name="TableContents">nombre</text:p>
                </table:table-cell>
                <table:table-cell table:style-name="TableCell515">
                  <text:p text:style-name="TableContents">VARCHAR(20)</text:p>
                </table:table-cell>
                <table:table-cell table:style-name="TableCell516">
                  <text:p text:style-name="TableContents">Los roles deben ser:<text:s/>Administrador,<text:s/>Financiero<text:s/>y<text:s/>Cliente.</text:p>
                </table:table-cell>
              </table:table-row>
            </table:table>
            <text:p text:style-name="P517"/>
            <text:p text:style-name="P518">Los mismos datos con respecto a la actualización.</text:p>
            <text:p text:style-name="P519"/>
            <text:p text:style-name="P520">Para la eliminación, será de manera lógica.</text:p>
            <text:p text:style-name="P521"/>
            <table:table table:style-name="Table522">
              <table:table-columns>
                <table:table-column table:style-name="TableColumn523"/>
                <table:table-column table:style-name="TableColumn524"/>
                <table:table-column table:style-name="TableColumn525"/>
              </table:table-columns>
              <table:table-row table:style-name="TableRow526">
                <table:table-cell table:style-name="TableCell527">
                  <text:p text:style-name="P528">Campo</text:p>
                </table:table-cell>
                <table:table-cell table:style-name="TableCell529">
                  <text:p text:style-name="P530">Tipo de Dato</text:p>
                </table:table-cell>
                <table:table-cell table:style-name="TableCell531">
                  <text:p text:style-name="P532">Observaciones</text:p>
                </table:table-cell>
              </table:table-row>
              <table:table-row table:style-name="TableRow533">
                <table:table-cell table:style-name="TableCell534">
                  <text:p text:style-name="TableContents">estado</text:p>
                </table:table-cell>
                <table:table-cell table:style-name="TableCell535">
                  <text:p text:style-name="TableContents">CHAR(1)</text:p>
                </table:table-cell>
                <table:table-cell table:style-name="TableCell536">
                  <text:p text:style-name="TableContents">ACTIVO (A), INACTIVO (I).</text:p>
                </table:table-cell>
              </table:table-row>
            </table:table>
            <text:p text:style-name="P537"/>
            <text:p text:style-name="P538"/>
          </table:table-cell>
          <table:covered-table-cell/>
          <table:covered-table-cell/>
        </table:table-row>
      </table:table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able:table table:style-name="Table556">
        <table:table-columns>
          <table:table-column table:style-name="TableColumn557"/>
          <table:table-column table:style-name="TableColumn558"/>
          <table:table-column table:style-name="TableColumn559"/>
          <table:table-column table:style-name="TableColumn560"/>
        </table:table-columns>
        <table:table-row table:style-name="TableRow561">
          <table:table-cell table:style-name="TableCell562">
            <text:p text:style-name="P563">ID:</text:p>
          </table:table-cell>
          <table:table-cell table:style-name="TableCell564">
            <text:p text:style-name="P565"><text:span text:style-name="T566">Terminal APP -MAU-07</text:span></text:p>
          </table:table-cell>
          <table:table-cell table:style-name="TableCell567">
            <text:p text:style-name="P568">Relación:</text:p>
          </table:table-cell>
          <table:table-cell table:style-name="TableCell569">
            <text:p text:style-name="P570">Terminal APP -001</text:p>
          </table:table-cell>
        </table:table-row>
        <table:table-row table:style-name="TableRow571">
          <table:table-cell table:style-name="TableCell572">
            <text:p text:style-name="P573">Prioridad</text:p>
          </table:table-cell>
          <table:table-cell table:style-name="TableCell574" table:number-columns-spanned="3">
            <text:p text:style-name="P575">OBLIGATORIO</text:p>
          </table:table-cell>
          <table:covered-table-cell/>
          <table:covered-table-cell/>
        </table:table-row>
        <table:table-row table:style-name="TableRow576">
          <table:table-cell table:style-name="TableCell577">
            <text:p text:style-name="P578">Descripción:</text:p>
          </table:table-cell>
          <table:table-cell table:style-name="TableCell579" table:number-columns-spanned="3">
            <text:p text:style-name="P580"><text:span text:style-name="T581">Carro de compra “Boleto”</text:span></text:p>
          </table:table-cell>
          <table:covered-table-cell/>
          <table:covered-table-cell/>
        </table:table-row>
        <table:table-row table:style-name="TableRow582">
          <table:table-cell table:style-name="TableCell583">
            <text:p text:style-name="P584"/>
          </table:table-cell>
          <table:table-cell table:style-name="TableCell585" table:number-columns-spanned="3">
            <text:p text:style-name="P586">Se debe implementar el carro de compras para la aplicación web, de forma que permita al cliente agregar los boletos adquiridos y eliminar los boletos Usados.</text:p>
            <text:p text:style-name="P587">Se debe mostrar el monto total de los boletos con el IVA a pagar. <text:s text:c="2"/></text:p>
          </table:table-cell>
          <table:covered-table-cell/>
          <table:covered-table-cell/>
        </table:table-row>
      </table:table>
      <text:p text:style-name="P588"/>
      <text:p text:style-name="P5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widows="0" fo:orphans="0" fo:text-align="center"/>
      <style:text-properties style:font-name="Arial" style:font-name-asian="Arial" style:font-name-complex="Arial" fo:font-weight="bold" style:font-weight-asian="bold" fo:font-size="18pt" style:font-size-asian="18pt"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margin-bottom="0.0833in" style:line-height-at-least="0.1666in"/>
      <style:text-properties fo:font-size="10pt" style:font-size-asian="10pt" style:font-size-complex="10pt"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Times New Roman" style:font-name-complex="Times New Roman"/>
    </style:style>
    <style:style style:name="WW_CharLFO1LVL2" style:family="text">
      <style:text-properties style:font-name="Times New Roman" style:font-name-complex="Times New Roman"/>
    </style:style>
    <style:style style:name="WW_CharLFO1LVL3" style:family="text">
      <style:text-properties style:font-name="Times New Roman" style:font-name-complex="Times New Roman"/>
    </style:style>
    <style:style style:name="WW_CharLFO1LVL4" style:family="text">
      <style:text-properties style:font-name="Times New Roman" style:font-name-complex="Times New Roman"/>
    </style:style>
    <style:style style:name="WW_CharLFO1LVL5" style:family="text">
      <style:text-properties style:font-name="Times New Roman" style:font-name-complex="Times New Roman"/>
    </style:style>
    <style:style style:name="WW_CharLFO1LVL6" style:family="text">
      <style:text-properties style:font-name="Times New Roman" style:font-name-complex="Times New Roman"/>
    </style:style>
    <style:style style:name="WW_CharLFO1LVL7" style:family="text">
      <style:text-properties style:font-name="Times New Roman" style:font-name-complex="Times New Roman"/>
    </style:style>
    <style:style style:name="WW_CharLFO1LVL8" style:family="text">
      <style:text-properties style:font-name="Times New Roman" style:font-name-complex="Times New Roman"/>
    </style:style>
    <style:style style:name="WW_CharLFO1LVL9" style:family="text">
      <style:text-properties style:font-name="Times New Roman" style:font-name-complex="Times New Roman"/>
    </style:style>
    <text:list-style style:name="WW8Num1" style:display-name="WW8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 fo:border-top="none" fo:border-left="none" fo:border-bottom="0.0833in groove #000000" fo:border-right="none" fo:padding-top="0in" fo:padding-left="0in" fo:padding-bottom="0.0138in" fo:padding-right="0in" style:shadow="none" fo:text-align="end"/>
      <style:text-properties fo:font-size="26pt" style:font-size-asian="26pt" style:font-size-complex="26pt"/>
    </style:style>
    <style:style style:name="P3" style:parent-style-name="Encabezado" style:family="paragraph">
      <style:text-properties fo:font-size="26pt" style:font-size-asian="26pt" style:font-size-complex="26pt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48" style:family="table-column">
      <style:table-column-properties style:column-width="4.4319in" style:use-optimal-column-width="false"/>
    </style:style>
    <style:style style:name="TableColumn49" style:family="table-column">
      <style:table-column-properties style:column-width="1.6305in" style:use-optimal-column-width="false"/>
    </style:style>
    <style:style style:name="Table47" style:family="table">
      <style:table-properties style:width="6.0625in" fo:margin-left="0in" table:align="center"/>
    </style:style>
    <style:style style:name="TableRow50" style:family="table-row">
      <style:table-row-properties style:min-row-height="0.2465in" style:use-optimal-row-height="false"/>
    </style:style>
    <style:style style:name="TableCell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52" style:parent-style-name="Fuentedepárrafopredeter." style:family="text">
      <style:text-properties style:font-name="Lucida Sans" fo:font-weight="bold" style:font-weight-asian="bold" fo:color="#1F3864" fo:font-size="9pt" style:font-size-asian="9pt" style:font-size-complex="13pt" fo:language="es" fo:country="MX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" style:family="table-row">
      <style:table-row-properties style:min-row-height="0.0777in" style:use-optimal-row-height="false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Piedepágina" style:family="paragraph">
      <style:paragraph-properties fo:text-align="center"/>
    </style:style>
    <style:page-layout style:name="PL2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94" style:family="table-column">
      <style:table-column-properties style:column-width="4.4319in" style:use-optimal-column-width="false"/>
    </style:style>
    <style:style style:name="TableColumn95" style:family="table-column">
      <style:table-column-properties style:column-width="1.6305in" style:use-optimal-column-width="false"/>
    </style:style>
    <style:style style:name="Table93" style:family="table">
      <style:table-properties style:width="6.0625in" fo:margin-left="0in" table:align="center"/>
    </style:style>
    <style:style style:name="TableRow96" style:family="table-row">
      <style:table-row-properties style:min-row-height="0.2465in" style:use-optimal-row-height="false"/>
    </style:style>
    <style:style style:name="TableCell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98" style:parent-style-name="Fuentedepárrafopredeter." style:family="text">
      <style:text-properties style:font-name="Lucida Sans" fo:font-weight="bold" style:font-weight-asian="bold" fo:color="#1F3864" fo:font-size="9pt" style:font-size-asian="9pt" style:font-size-complex="13pt" fo:language="es" fo:country="MX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0" style:family="table-row">
      <style:table-row-properties style:min-row-height="0.0777in" style:use-optimal-row-height="false"/>
    </style:style>
    <style:style style:name="TableCell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Terminal Terrestre</text:p>
        <text:p text:style-name="P3"/>
        <text:p text:style-name="Encabezado"/>
      </style:header>
    </style:master-page>
    <style:master-page style:name="MP1" style:page-layout-name="PL1">
      <style:header>
        <table:table table:style-name="Table47">
          <table:table-columns>
            <table:table-column table:style-name="TableColumn48"/>
            <table:table-column table:style-name="TableColumn49"/>
          </table:table-columns>
          <table:table-row table:style-name="TableRow50">
            <table:table-cell table:style-name="TableCell51">
              <text:p text:style-name="Normal"><text:span text:style-name="T52">Aplicación para mejorar el servicio en el Terminal Terrestre de Guayaquil</text:span></text:p>
            </table:table-cell>
            <table:table-cell table:style-name="TableCell53">
              <text:p text:style-name="Encabezado">14/12/2020</text:p>
            </table:table-cell>
          </table:table-row>
          <table:table-row table:style-name="TableRow54">
            <table:table-cell table:style-name="TableCell55">
              <text:p text:style-name="Encabezado">&lt;Nombre del Documento&gt;</text:p>
            </table:table-cell>
            <table:table-cell table:style-name="TableCell56">
              <text:p text:style-name="Encabezado">Versión 1.0</text:p>
            </table:table-cell>
          </table:table-row>
        </table:table>
        <text:p text:style-name="Encabezado"/>
      </style:header>
      <style:footer>
        <text:p text:style-name="P57">-<text:s/><text:page-number text:fixed="false">0</text:page-number><text:s/>-</text:p>
      </style:footer>
    </style:master-page>
    <style:master-page style:name="MP2" style:page-layout-name="PL2">
      <style:header>
        <table:table table:style-name="Table93">
          <table:table-columns>
            <table:table-column table:style-name="TableColumn94"/>
            <table:table-column table:style-name="TableColumn95"/>
          </table:table-columns>
          <table:table-row table:style-name="TableRow96">
            <table:table-cell table:style-name="TableCell97">
              <text:p text:style-name="Normal"><text:span text:style-name="T98">Aplicación para mejorar el servicio en el Terminal Terrestre de Guayaquil</text:span></text:p>
            </table:table-cell>
            <table:table-cell table:style-name="TableCell99">
              <text:p text:style-name="Encabezado">14/12/2020</text:p>
            </table:table-cell>
          </table:table-row>
          <table:table-row table:style-name="TableRow100">
            <table:table-cell table:style-name="TableCell101">
              <text:p text:style-name="Encabezado">&lt;Nombre del Documento&gt;</text:p>
            </table:table-cell>
            <table:table-cell table:style-name="TableCell102">
              <text:p text:style-name="Encabezado">Versión<text:s/>1.0</text:p>
            </table:table-cell>
          </table:table-row>
        </table:table>
        <text:p text:style-name="Encabezado"/>
      </style:header>
      <style:footer>
        <text:p text:style-name="P103">-<text:s/><text:page-number text:fixed="false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Nombre del proyecto&gt;</dc:title>
    <dc:description/>
    <dc:subject/>
    <meta:initial-creator>Guillermo Pizarro</meta:initial-creator>
    <dc:creator>Mario Arguello</dc:creator>
    <meta:creation-date>2020-12-15T01:21:00Z</meta:creation-date>
    <dc:date>2020-12-15T02:16:00Z</dc:date>
    <meta:template xlink:href="Normal" xlink:type="simple"/>
    <meta:editing-cycles>11</meta:editing-cycles>
    <meta:editing-duration>PT3900S</meta:editing-duration>
    <meta:document-statistic meta:page-count="6" meta:paragraph-count="7" meta:word-count="586" meta:character-count="3804" meta:row-count="26" meta:non-whitespace-character-count="3225"/>
  </office:meta>
</office:document-meta>
</file>